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3d73" fo:font-size="18pt" fo:font-style="italic" style:text-underline-style="none" fo:font-weight="bold" officeooo:rsid="000283cb" officeooo:paragraph-rsid="000283cb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7c3f2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07c3f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c3f2"/>
    </style:style>
    <style:style style:name="T3" style:family="text">
      <style:text-properties officeooo:rsid="00066f3f"/>
    </style:style>
    <style:style style:name="T4" style:family="text">
      <style:text-properties officeooo:rsid="0007c3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4">8</text:span><text:span text:style-name="T1"> <text:tab/><text:tab/></text:span><text:span text:style-name="T4">MEMORY ALLOCATION TECHNIQUES</text:span></text:p>
      <text:p text:style-name="P2">-S.Vishakan CSE-C 18 5001 196</text:p>
      <text:p text:style-name="P3"/>
      <text:p text:style-name="P4">Source Code:</text:p>
      <text:p text:style-name="P4"/>
      <text:p text:style-name="P9">#include &lt;stdio.h&gt;</text:p>
      <text:p text:style-name="P9">#include &lt;stdlib.h&gt;</text:p>
      <text:p text:style-name="P9"/>
      <text:p text:style-name="P9">struct Frame{ <text:s text:c="6"/>//Node for Linked List</text:p>
      <text:p text:style-name="P9"><text:s text:c="4"/>int pid;</text:p>
      <text:p text:style-name="P9"><text:s text:c="4"/>int size;</text:p>
      <text:p text:style-name="P9"><text:s text:c="4"/>struct Frame *next;</text:p>
      <text:p text:style-name="P9">};</text:p>
      <text:p text:style-name="P9"/>
      <text:p text:style-name="P9">typedef struct Frame frame;</text:p>
      <text:p text:style-name="P9"/>
      <text:p text:style-name="P9">int partitions;</text:p>
      <text:p text:style-name="P9"/>
      <text:p text:style-name="P9">frame *head = NULL; <text:s text:c="4"/>//Maintaining Head &amp; Tail Pointers for Linked List</text:p>
      <text:p text:style-name="P9">frame *tail = NULL;</text:p>
      <text:p text:style-name="P9"/>
      <text:p text:style-name="P9">void <text:s text:c="3"/>insertNode(frame **head, frame **tail, int pid, int size);</text:p>
      <text:p text:style-name="P9">void <text:s text:c="3"/>initMemory();</text:p>
      <text:p text:style-name="P9">void <text:s text:c="3"/>printMemory(frame **head);</text:p>
      <text:p text:style-name="P9">int <text:s text:c="4"/>firstFit(frame **head, int pid, int size);</text:p>
      <text:p text:style-name="P9">int <text:s text:c="4"/>bestFit(frame **head, frame **tail, int pid, int size);</text:p>
      <text:p text:style-name="P9">int <text:s text:c="4"/>worstFit(frame **head, frame **tail, int pid, int size);</text:p>
      <text:p text:style-name="P9">int <text:s text:c="4"/>deAllocate(frame **head, int pid);</text:p>
      <text:p text:style-name="P9">void <text:s text:c="3"/>coalesceFree(frame **head);</text:p>
      <text:p text:style-name="P9"/>
      <text:p text:style-name="P9">int main(void){</text:p>
      <text:p text:style-name="P9"><text:s text:c="4"/>int opt = 1, i = 0, alloc_opt = 0, pid, size, status = 0;</text:p>
      <text:p text:style-name="P9"/>
      <text:p text:style-name="P9"><text:s text:c="4"/>initMemory();</text:p>
      <text:p text:style-name="P9"><text:s text:c="4"/>printMemory(&amp;head);</text:p>
      <text:p text:style-name="P9"/>
      <text:p text:style-name="P9"><text:s text:c="4"/>while(opt != 0){</text:p>
      <text:p text:style-name="P9"><text:s text:c="8"/>printf("\n\n\t\tMain Menu: ");</text:p>
      <text:p text:style-name="P9"><text:s text:c="8"/>printf("\n\t1. Allocate a Process\n\t2. Deallocate a Process\n\t3. Display current memory status\n\t4. Coalesce free memory\n\t0. Exit\n\tYour Choice -&gt; ");</text:p>
      <text:p text:style-name="P9"><text:s text:c="8"/>scanf("%d", &amp;opt);</text:p>
      <text:p text:style-name="P9"/>
      <text:p text:style-name="P9"><text:s text:c="8"/>switch(opt){</text:p>
      <text:p text:style-name="P9"><text:s text:c="12"/>case 1:</text:p>
      <text:p text:style-name="P9"><text:s text:c="16"/>printf("\nEnter the Process ID: ");</text:p>
      <text:p text:style-name="P9"><text:soft-page-break/><text:s text:c="16"/>scanf("%d", &amp;pid);</text:p>
      <text:p text:style-name="P9"><text:s text:c="16"/>printf("\nEnter the Process Size: ");</text:p>
      <text:p text:style-name="P9"><text:s text:c="16"/>scanf("%d", &amp;size);</text:p>
      <text:p text:style-name="P9"><text:s text:c="16"/>printf("\n\t\tAllocation Strategy: \n\t1. First Fit\n\t2. Best Fit\n\t3. Worst Fit\n\t0. Exit\n\tYour Choice -&gt; ");</text:p>
      <text:p text:style-name="P9"><text:s text:c="16"/>scanf("%d", &amp;alloc_opt);</text:p>
      <text:p text:style-name="P9"><text:s text:c="16"/>switch(alloc_opt){</text:p>
      <text:p text:style-name="P9"><text:s text:c="20"/>case 1:</text:p>
      <text:p text:style-name="P9"><text:s text:c="24"/>status = firstFit(&amp;head, pid, size);</text:p>
      <text:p text:style-name="P9"><text:s text:c="24"/>if(!status){</text:p>
      <text:p text:style-name="P9"><text:s text:c="28"/>printf("\nProcess cannot be allocated.");</text:p>
      <text:p text:style-name="P9"><text:s text:c="24"/>}</text:p>
      <text:p text:style-name="P9"><text:s text:c="24"/>else{</text:p>
      <text:p text:style-name="P9"><text:s text:c="28"/>printf("\nProcess allocated.");</text:p>
      <text:p text:style-name="P9"><text:s text:c="24"/>}</text:p>
      <text:p text:style-name="P9"><text:s text:c="24"/>break;</text:p>
      <text:p text:style-name="P9"/>
      <text:p text:style-name="P9"><text:s text:c="20"/>case 2:</text:p>
      <text:p text:style-name="P9"><text:s text:c="24"/>status = bestFit(&amp;head, &amp;tail, pid, size);</text:p>
      <text:p text:style-name="P9"><text:s text:c="24"/>if(!status){</text:p>
      <text:p text:style-name="P9"><text:s text:c="28"/>printf("\nProcess cannot be allocated.");</text:p>
      <text:p text:style-name="P9"><text:s text:c="24"/>}</text:p>
      <text:p text:style-name="P9"><text:s text:c="24"/>else{</text:p>
      <text:p text:style-name="P9"><text:s text:c="28"/>printf("\nProcess allocated.");</text:p>
      <text:p text:style-name="P9"><text:s text:c="24"/>}</text:p>
      <text:p text:style-name="P9"><text:s text:c="24"/>break;</text:p>
      <text:p text:style-name="P9"/>
      <text:p text:style-name="P9"><text:s text:c="20"/>case 3:</text:p>
      <text:p text:style-name="P9"><text:s text:c="24"/>status = worstFit(&amp;head, &amp;tail, pid, size);</text:p>
      <text:p text:style-name="P9"><text:s text:c="24"/>if(!status){</text:p>
      <text:p text:style-name="P9"><text:s text:c="28"/>printf("\nProcess cannot be allocated.");</text:p>
      <text:p text:style-name="P9"><text:s text:c="24"/>}</text:p>
      <text:p text:style-name="P9"><text:s text:c="24"/>else{</text:p>
      <text:p text:style-name="P9"><text:s text:c="28"/>printf("\nProcess allocated.");</text:p>
      <text:p text:style-name="P9"><text:s text:c="24"/>}</text:p>
      <text:p text:style-name="P9"><text:s text:c="24"/>break;</text:p>
      <text:p text:style-name="P9"/>
      <text:p text:style-name="P9"><text:s text:c="20"/>case 0:</text:p>
      <text:p text:style-name="P9"><text:s text:c="24"/>break;</text:p>
      <text:p text:style-name="P9"><text:s text:c="20"/></text:p>
      <text:p text:style-name="P9"><text:s text:c="20"/>default:</text:p>
      <text:p text:style-name="P9"><text:s text:c="24"/>printf("\nInvalid Option.");</text:p>
      <text:p text:style-name="P9"><text:s text:c="24"/>break;</text:p>
      <text:p text:style-name="P9"><text:s text:c="16"/>}</text:p>
      <text:p text:style-name="P9"/>
      <text:p text:style-name="P9"><text:s text:c="16"/>break;</text:p>
      <text:p text:style-name="P9"><text:s text:c="12"/></text:p>
      <text:p text:style-name="P9"><text:s text:c="12"/>case 2:</text:p>
      <text:p text:style-name="P9"><text:s text:c="16"/>printf("\nEnter PID to deallocate: ");</text:p>
      <text:p text:style-name="P9"><text:s text:c="16"/>scanf("%d", &amp;pid);</text:p>
      <text:p text:style-name="P9"><text:s text:c="16"/>status = deAllocate(&amp;head, pid);</text:p>
      <text:p text:style-name="P9"><text:s text:c="16"/>if(!status){</text:p>
      <text:p text:style-name="P9"><text:soft-page-break/><text:s text:c="20"/>printf("\nProcess P%d not found.", pid);</text:p>
      <text:p text:style-name="P9"><text:s text:c="16"/>}</text:p>
      <text:p text:style-name="P9"><text:s text:c="16"/>else{</text:p>
      <text:p text:style-name="P9"><text:s text:c="20"/>printf("\nProcess P%d deallocated.", pid);</text:p>
      <text:p text:style-name="P9"><text:s text:c="16"/>}</text:p>
      <text:p text:style-name="P9"><text:s text:c="16"/>break;</text:p>
      <text:p text:style-name="P9"><text:s text:c="12"/></text:p>
      <text:p text:style-name="P9"><text:s text:c="12"/>case 3:</text:p>
      <text:p text:style-name="P9"><text:s text:c="16"/>printMemory(&amp;head);</text:p>
      <text:p text:style-name="P9"><text:s text:c="16"/>break;</text:p>
      <text:p text:style-name="P9"><text:s text:c="12"/></text:p>
      <text:p text:style-name="P9"><text:s text:c="12"/>case 4:</text:p>
      <text:p text:style-name="P9"><text:s text:c="16"/>coalesceFree(&amp;head);</text:p>
      <text:p text:style-name="P9"><text:s text:c="16"/>printMemory(&amp;head);</text:p>
      <text:p text:style-name="P9"><text:s text:c="16"/>break;</text:p>
      <text:p text:style-name="P9"><text:s text:c="12"/></text:p>
      <text:p text:style-name="P9"><text:s text:c="12"/>case 0:</text:p>
      <text:p text:style-name="P9"><text:s text:c="16"/>printf("\n\tThank You!\n");</text:p>
      <text:p text:style-name="P9"><text:s text:c="16"/>break;</text:p>
      <text:p text:style-name="P9"><text:s text:c="12"/></text:p>
      <text:p text:style-name="P9"><text:s text:c="12"/>default:</text:p>
      <text:p text:style-name="P9"><text:s text:c="16"/>printf("\n\tInvalid Choice.");</text:p>
      <text:p text:style-name="P9"><text:s text:c="16"/>break;</text:p>
      <text:p text:style-name="P9"><text:s text:c="8"/>}</text:p>
      <text:p text:style-name="P9"><text:s text:c="4"/>};</text:p>
      <text:p text:style-name="P9">}</text:p>
      <text:p text:style-name="P9"/>
      <text:p text:style-name="P9"/>
      <text:p text:style-name="P9">void insertNode(frame **head, frame **tail, int pid, int size){ <text:s text:c="4"/>//Insert a Node into the Linked List at tail end</text:p>
      <text:p text:style-name="P9"><text:s text:c="4"/>frame *new_node = (frame *) malloc(sizeof(frame));</text:p>
      <text:p text:style-name="P9"><text:s text:c="4"/>new_node-&gt;pid = pid;</text:p>
      <text:p text:style-name="P9"><text:s text:c="4"/>new_node-&gt;size = size;</text:p>
      <text:p text:style-name="P9"><text:s text:c="4"/>new_node-&gt;next = NULL;</text:p>
      <text:p text:style-name="P9"/>
      <text:p text:style-name="P9"><text:s text:c="4"/>if((*head) == NULL){</text:p>
      <text:p text:style-name="P9"><text:s text:c="8"/>(*head) = (*tail) = new_node;</text:p>
      <text:p text:style-name="P9"><text:s text:c="4"/>}</text:p>
      <text:p text:style-name="P9"><text:s text:c="4"/>else{</text:p>
      <text:p text:style-name="P9"><text:s text:c="8"/>(*tail)-&gt;next = new_node;</text:p>
      <text:p text:style-name="P9"><text:s text:c="8"/>(*tail) = new_node;</text:p>
      <text:p text:style-name="P9"><text:s text:c="4"/>}</text:p>
      <text:p text:style-name="P9">}</text:p>
      <text:p text:style-name="P9"/>
      <text:p text:style-name="P9"/>
      <text:p text:style-name="P9">void initMemory(){ <text:s text:c="5"/>//Initialising the memory partition table</text:p>
      <text:p text:style-name="P9"><text:s text:c="4"/>int i = 0, start, end, size;</text:p>
      <text:p text:style-name="P9"/>
      <text:p text:style-name="P9"><text:s text:c="4"/>printf("\nEnter the Memory Representation: ");</text:p>
      <text:p text:style-name="P9"><text:s text:c="4"/>printf("\nEnter the no. of partitions in memory: ");</text:p>
      <text:p text:style-name="P9"><text:s text:c="4"/>scanf("%d", &amp;partitions);</text:p>
      <text:p text:style-name="P9"><text:s text:c="4"/></text:p>
      <text:p text:style-name="P9"><text:soft-page-break/><text:s text:c="4"/>for(i = 0; i &lt; partitions; i++){</text:p>
      <text:p text:style-name="P9"><text:s text:c="8"/>printf("\nEnter the starting and ending address of partition %d: ", i);</text:p>
      <text:p text:style-name="P9"><text:s text:c="8"/>scanf("%d %d", &amp;start, &amp;end);</text:p>
      <text:p text:style-name="P9"><text:s text:c="8"/>size = end - start;</text:p>
      <text:p text:style-name="P9"><text:s text:c="8"/>insertNode(&amp;head, &amp;tail, -1, size);</text:p>
      <text:p text:style-name="P9"><text:s text:c="4"/>}</text:p>
      <text:p text:style-name="P9">}</text:p>
      <text:p text:style-name="P9"/>
      <text:p text:style-name="P9"/>
      <text:p text:style-name="P9">void printMemory(frame **head){ <text:s text:c="4"/>//Printing the memory partition table</text:p>
      <text:p text:style-name="P9"><text:s text:c="4"/>frame *node = (*head);</text:p>
      <text:p text:style-name="P9"><text:s text:c="4"/>printf("\n\t\tMemory Partition Table\n");</text:p>
      <text:p text:style-name="P9"><text:s text:c="4"/>while(node != NULL){</text:p>
      <text:p text:style-name="P9"><text:s text:c="8"/>if(node-&gt;pid == -1){</text:p>
      <text:p text:style-name="P9"><text:s text:c="12"/>printf("\nStatus: Free\tSize: %d", node-&gt;size);</text:p>
      <text:p text:style-name="P9"><text:s text:c="8"/>}</text:p>
      <text:p text:style-name="P9"><text:s text:c="8"/>else{</text:p>
      <text:p text:style-name="P9"><text:s text:c="12"/>printf("\nStatus: P%d\tSize: %d", node-&gt;pid, node-&gt;size);</text:p>
      <text:p text:style-name="P9"><text:s text:c="8"/>}</text:p>
      <text:p text:style-name="P9"><text:s text:c="8"/>node = node-&gt;next;</text:p>
      <text:p text:style-name="P9"><text:s text:c="4"/>}</text:p>
      <text:p text:style-name="P9">}</text:p>
      <text:p text:style-name="P9"/>
      <text:p text:style-name="P9"/>
      <text:p text:style-name="P9">int firstFit(frame **head, int pid, int size){ <text:s text:c="5"/>//First Fit Algorithm</text:p>
      <text:p text:style-name="P9"><text:s text:c="4"/>frame *temp = *head;</text:p>
      <text:p text:style-name="P9"><text:s text:c="4"/>frame *new_node = (frame *)malloc(sizeof(frame));</text:p>
      <text:p text:style-name="P9"><text:s text:c="4"/>int diff, flag = 1;</text:p>
      <text:p text:style-name="P9"/>
      <text:p text:style-name="P9"><text:s text:c="4"/>while(temp != NULL &amp;&amp; size &gt; temp-&gt;size){</text:p>
      <text:p text:style-name="P9"><text:s text:c="8"/>temp = temp-&gt;next;</text:p>
      <text:p text:style-name="P9"><text:s text:c="4"/>}</text:p>
      <text:p text:style-name="P9"/>
      <text:p text:style-name="P9"><text:s text:c="4"/>if(temp == NULL){</text:p>
      <text:p text:style-name="P9"><text:s text:c="8"/>flag = 0;</text:p>
      <text:p text:style-name="P9"><text:s text:c="4"/>}</text:p>
      <text:p text:style-name="P9"><text:s text:c="4"/>else if(size != temp-&gt;size){</text:p>
      <text:p text:style-name="P9"><text:s text:c="8"/>diff = temp-&gt;size - size;</text:p>
      <text:p text:style-name="P9"><text:s text:c="8"/>new_node-&gt;pid = -1;</text:p>
      <text:p text:style-name="P9"><text:s text:c="8"/>new_node-&gt;size = diff;</text:p>
      <text:p text:style-name="P9"><text:s text:c="8"/>temp-&gt;size = size;</text:p>
      <text:p text:style-name="P9"><text:s text:c="8"/>temp-&gt;pid = pid;</text:p>
      <text:p text:style-name="P9"><text:s text:c="8"/>new_node-&gt;next = temp-&gt;next;</text:p>
      <text:p text:style-name="P9"><text:s text:c="8"/>temp-&gt;next = new_node;</text:p>
      <text:p text:style-name="P9"><text:s text:c="4"/>}</text:p>
      <text:p text:style-name="P9"><text:s text:c="4"/>else{</text:p>
      <text:p text:style-name="P9"><text:s text:c="8"/>temp-&gt;pid = pid;</text:p>
      <text:p text:style-name="P9"><text:s text:c="8"/>free(new_node);</text:p>
      <text:p text:style-name="P9"><text:s text:c="4"/>}</text:p>
      <text:p text:style-name="P9"><text:s text:c="4"/>return flag;</text:p>
      <text:p text:style-name="P9"/>
      <text:p text:style-name="P9">}</text:p>
      <text:p text:style-name="P9"><text:soft-page-break/></text:p>
      <text:p text:style-name="P9"/>
      <text:p text:style-name="P9"/>
      <text:p text:style-name="P9">int bestFit(frame **head, frame **tail, int pid, int size){ <text:s text:c="4"/>//Best Fit Algorithm</text:p>
      <text:p text:style-name="P9"><text:s text:c="4"/>int new_size;</text:p>
      <text:p text:style-name="P9"><text:s text:c="4"/>frame *temp = *head;</text:p>
      <text:p text:style-name="P9"><text:s text:c="4"/>frame *temp1 = NULL;</text:p>
      <text:p text:style-name="P9"/>
      <text:p text:style-name="P9"><text:s text:c="4"/>while(temp != NULL){</text:p>
      <text:p text:style-name="P9"><text:s text:c="8"/>if((temp-&gt;pid == -1) &amp;&amp; (temp-&gt;size &gt;= size)){</text:p>
      <text:p text:style-name="P9"><text:s text:c="12"/>if(temp1 == NULL){</text:p>
      <text:p text:style-name="P9"><text:s text:c="16"/>temp1 = temp;</text:p>
      <text:p text:style-name="P9"><text:s text:c="12"/>}</text:p>
      <text:p text:style-name="P9"><text:s text:c="12"/>else{</text:p>
      <text:p text:style-name="P9"><text:s text:c="16"/>if(temp1-&gt;size &gt; temp-&gt;size){</text:p>
      <text:p text:style-name="P9"><text:s text:c="20"/>temp1 = temp;</text:p>
      <text:p text:style-name="P9"><text:s text:c="16"/>}</text:p>
      <text:p text:style-name="P9"><text:s text:c="12"/>}</text:p>
      <text:p text:style-name="P9"><text:s text:c="8"/>}</text:p>
      <text:p text:style-name="P9"><text:s text:c="8"/>temp = temp-&gt;next;</text:p>
      <text:p text:style-name="P9"><text:s text:c="4"/>}</text:p>
      <text:p text:style-name="P9"/>
      <text:p text:style-name="P9"><text:s text:c="4"/>new_size = temp1-&gt;size - size;</text:p>
      <text:p text:style-name="P9"/>
      <text:p text:style-name="P9"><text:s text:c="4"/>if(new_size &gt; 0){</text:p>
      <text:p text:style-name="P9"><text:s text:c="8"/>frame *new_node = (frame *)malloc(sizeof(frame));</text:p>
      <text:p text:style-name="P9"><text:s text:c="8"/>new_node-&gt;next = temp1-&gt;next;</text:p>
      <text:p text:style-name="P9"><text:s text:c="8"/>temp1-&gt;next = new_node;</text:p>
      <text:p text:style-name="P9"><text:s text:c="8"/>temp1-&gt;pid = pid;</text:p>
      <text:p text:style-name="P9"><text:s text:c="8"/>temp1-&gt;size = size;</text:p>
      <text:p text:style-name="P9"><text:s text:c="8"/>new_node-&gt;size = new_size;</text:p>
      <text:p text:style-name="P9"><text:s text:c="8"/>new_node-&gt;pid = -1;</text:p>
      <text:p text:style-name="P9"><text:s text:c="4"/>}</text:p>
      <text:p text:style-name="P9"><text:s text:c="4"/>else{</text:p>
      <text:p text:style-name="P9"><text:s text:c="8"/>temp1-&gt;size = size;</text:p>
      <text:p text:style-name="P9"><text:s text:c="8"/>temp1-&gt;pid = pid;</text:p>
      <text:p text:style-name="P9"><text:s text:c="4"/>}</text:p>
      <text:p text:style-name="P9"><text:s text:c="4"/>if(temp1 == NULL){</text:p>
      <text:p text:style-name="P9"><text:s text:c="8"/>return 0;</text:p>
      <text:p text:style-name="P9"><text:s text:c="4"/>}</text:p>
      <text:p text:style-name="P9"/>
      <text:p text:style-name="P9"><text:s text:c="4"/>return 1;</text:p>
      <text:p text:style-name="P9"><text:s text:c="4"/></text:p>
      <text:p text:style-name="P9">}</text:p>
      <text:p text:style-name="P9"/>
      <text:p text:style-name="P9"/>
      <text:p text:style-name="P10"/>
      <text:p text:style-name="P9"/>
      <text:p text:style-name="P9">int worstFit(frame **head, frame **tail, int pid, int size){ <text:s text:c="6"/>//Worst Fit Algorithm</text:p>
      <text:p text:style-name="P9"><text:s text:c="4"/>int new_size;</text:p>
      <text:p text:style-name="P9"><text:s text:c="4"/>frame *temp = *head;</text:p>
      <text:p text:style-name="P9"><text:s text:c="4"/>frame *temp1 = NULL;</text:p>
      <text:p text:style-name="P9"><text:soft-page-break/></text:p>
      <text:p text:style-name="P9"><text:s text:c="4"/>while(temp != NULL){</text:p>
      <text:p text:style-name="P9"><text:s text:c="8"/>if((temp-&gt;pid == -1) &amp;&amp; (temp-&gt;size &gt; size)){</text:p>
      <text:p text:style-name="P9"><text:s text:c="12"/>if(temp1 == NULL){</text:p>
      <text:p text:style-name="P9"><text:s text:c="16"/>temp1 = temp;</text:p>
      <text:p text:style-name="P9"><text:s text:c="12"/>}</text:p>
      <text:p text:style-name="P9"><text:s text:c="12"/>else if(temp1-&gt;size &lt; temp-&gt;size){</text:p>
      <text:p text:style-name="P9"><text:s text:c="16"/>temp1 = temp;</text:p>
      <text:p text:style-name="P9"><text:s text:c="12"/>}</text:p>
      <text:p text:style-name="P9"><text:s text:c="8"/>}</text:p>
      <text:p text:style-name="P9"><text:s text:c="8"/>temp = temp-&gt;next;</text:p>
      <text:p text:style-name="P9"><text:s text:c="4"/>}</text:p>
      <text:p text:style-name="P9"/>
      <text:p text:style-name="P9"><text:s text:c="4"/>new_size = temp1-&gt;size - size;</text:p>
      <text:p text:style-name="P9"/>
      <text:p text:style-name="P9"><text:s text:c="4"/>if(new_size &gt; 0){</text:p>
      <text:p text:style-name="P9"><text:s text:c="8"/>temp1-&gt;pid = pid;</text:p>
      <text:p text:style-name="P9"><text:s text:c="8"/>frame *new_node = (frame *)malloc(sizeof(frame));</text:p>
      <text:p text:style-name="P9"><text:s text:c="8"/>new_node-&gt;size = new_size;</text:p>
      <text:p text:style-name="P9"><text:s text:c="8"/>new_node-&gt;pid = -1;</text:p>
      <text:p text:style-name="P9"><text:s text:c="8"/>new_node-&gt;next = temp1-&gt;next;</text:p>
      <text:p text:style-name="P9"><text:s text:c="8"/>temp1-&gt;size = size;</text:p>
      <text:p text:style-name="P9"><text:s text:c="8"/>temp1-&gt;next = new_node;</text:p>
      <text:p text:style-name="P9"><text:s text:c="4"/>}</text:p>
      <text:p text:style-name="P9"><text:s text:c="4"/>else if(new_size == 0){</text:p>
      <text:p text:style-name="P9"><text:s text:c="8"/>temp1-&gt;pid = pid;</text:p>
      <text:p text:style-name="P9"><text:s text:c="4"/>}</text:p>
      <text:p text:style-name="P9"><text:s text:c="4"/>else{</text:p>
      <text:p text:style-name="P9"><text:s text:c="8"/>return 0;</text:p>
      <text:p text:style-name="P9"><text:s text:c="4"/>}</text:p>
      <text:p text:style-name="P9"/>
      <text:p text:style-name="P9"><text:s text:c="4"/>return 1;</text:p>
      <text:p text:style-name="P9">}</text:p>
      <text:p text:style-name="P9"/>
      <text:p text:style-name="P9"/>
      <text:p text:style-name="P9">int deAllocate(frame **head, int pid){ <text:s text:c="5"/>//Deallocating a process</text:p>
      <text:p text:style-name="P9"><text:s text:c="4"/>frame *temp = *head;</text:p>
      <text:p text:style-name="P9"><text:s text:c="4"/>int flag = 0;</text:p>
      <text:p text:style-name="P9"><text:s text:c="4"/>while(temp != NULL){</text:p>
      <text:p text:style-name="P9"><text:s text:c="8"/>if(temp-&gt;pid == pid){</text:p>
      <text:p text:style-name="P9"><text:s text:c="12"/>temp-&gt;pid = -1;</text:p>
      <text:p text:style-name="P9"><text:s text:c="12"/>flag = 1;</text:p>
      <text:p text:style-name="P9"><text:s text:c="8"/>}</text:p>
      <text:p text:style-name="P9"><text:s text:c="8"/>else{</text:p>
      <text:p text:style-name="P9"><text:s text:c="12"/>temp = temp-&gt;next;</text:p>
      <text:p text:style-name="P9"><text:s text:c="8"/>}</text:p>
      <text:p text:style-name="P9"><text:s text:c="4"/>}</text:p>
      <text:p text:style-name="P9"/>
      <text:p text:style-name="P9"><text:s text:c="4"/>return flag;</text:p>
      <text:p text:style-name="P9">}</text:p>
      <text:p text:style-name="P9"/>
      <text:p text:style-name="P9"/>
      <text:p text:style-name="P9"><text:soft-page-break/></text:p>
      <text:p text:style-name="P9">void coalesceFree(frame **head){ <text:s text:c="7"/>//Coalescing the free space to prevent fragmentation</text:p>
      <text:p text:style-name="P9"><text:s text:c="4"/>frame *temp = *head;</text:p>
      <text:p text:style-name="P9"><text:s text:c="4"/>frame *temp1 = NULL;</text:p>
      <text:p text:style-name="P9"><text:s text:c="4"/></text:p>
      <text:p text:style-name="P9"><text:s text:c="4"/>while(temp != NULL){</text:p>
      <text:p text:style-name="P9"><text:s text:c="8"/>if(temp-&gt;pid == -1){</text:p>
      <text:p text:style-name="P9"><text:s text:c="12"/>temp1 = temp-&gt;next;</text:p>
      <text:p text:style-name="P9"><text:s text:c="12"/>while(temp1 != NULL &amp;&amp; temp1-&gt;pid == -1){</text:p>
      <text:p text:style-name="P9"><text:s text:c="16"/>temp-&gt;size = temp-&gt;size + temp1-&gt;size;</text:p>
      <text:p text:style-name="P9"><text:s text:c="16"/>temp-&gt;next = temp1-&gt;next;</text:p>
      <text:p text:style-name="P9"><text:s text:c="16"/>temp1 = temp-&gt;next;</text:p>
      <text:p text:style-name="P9"><text:s text:c="12"/>}</text:p>
      <text:p text:style-name="P9"><text:s text:c="12"/>temp = temp1;</text:p>
      <text:p text:style-name="P9"><text:s text:c="8"/>}</text:p>
      <text:p text:style-name="P9"><text:s text:c="8"/>else{</text:p>
      <text:p text:style-name="P9"><text:s text:c="12"/>temp = temp-&gt;next;</text:p>
      <text:p text:style-name="P9"><text:s text:c="8"/>}</text:p>
      <text:p text:style-name="P9"><text:s text:c="4"/>}</text:p>
      <text:p text:style-name="P9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OUTPUT:</text:p>
      <text:p text:style-name="P12"/>
      <text:p text:style-name="P12">vishakan@Legion:~/Desktop/Operating-Systems/Ex8 Memory Allocation$ gcc Allocation.c -o a</text:p>
      <text:p text:style-name="P12">vishakan@Legion:~/Desktop/Operating-Systems/Ex8 Memory Allocation$ ./a</text:p>
      <text:p text:style-name="P12"/>
      <text:p text:style-name="P12">Enter the Memory Representation: </text:p>
      <text:p text:style-name="P12">Enter the no. of partitions in memory: 5</text:p>
      <text:p text:style-name="P12"/>
      <text:p text:style-name="P12">Enter the starting and ending address of partition 0: 0 80</text:p>
      <text:p text:style-name="P12"/>
      <text:p text:style-name="P12">Enter the starting and ending address of partition 1: 81 100</text:p>
      <text:p text:style-name="P12"/>
      <text:p text:style-name="P12">Enter the starting and ending address of partition 2: 101 200</text:p>
      <text:p text:style-name="P12"/>
      <text:p text:style-name="P12">Enter the starting and ending address of partition 3: 201 250</text:p>
      <text:p text:style-name="P12"/>
      <text:p text:style-name="P12">Enter the starting and ending address of partition 4: 251 280</text:p>
      <text:p text:style-name="P12"/>
      <text:p text:style-name="P12"><text:s text:c="16"/>Memory Partition Table</text:p>
      <text:p text:style-name="P12"/>
      <text:p text:style-name="P12">Status: Free <text:s text:c="3"/>Size: 80</text:p>
      <text:p text:style-name="P12">Status: Free <text:s text:c="3"/>Size: 19</text:p>
      <text:p text:style-name="P12">Status: Free <text:s text:c="3"/>Size: 99</text:p>
      <text:p text:style-name="P12">Status: Free <text:s text:c="3"/>Size: 49</text:p>
      <text:p text:style-name="P12">Status: Free <text:s text:c="3"/>Size: 29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1</text:p>
      <text:p text:style-name="P12"/>
      <text:p text:style-name="P12">Enter the Process ID: 1</text:p>
      <text:p text:style-name="P12"/>
      <text:p text:style-name="P12">Enter the Process Size: 90</text:p>
      <text:p text:style-name="P12"/>
      <text:p text:style-name="P12"><text:s text:c="16"/>Allocation Strategy: </text:p>
      <text:p text:style-name="P12"><text:s text:c="8"/>1. First Fit</text:p>
      <text:p text:style-name="P12"><text:s text:c="8"/>2. Best Fit</text:p>
      <text:p text:style-name="P12"><text:s text:c="8"/>3. Worst Fit</text:p>
      <text:p text:style-name="P12"><text:s text:c="8"/>0. Exit</text:p>
      <text:p text:style-name="P12"><text:s text:c="8"/>Your Choice -&gt; 1</text:p>
      <text:p text:style-name="P12"/>
      <text:p text:style-name="P12">Process allocated.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oft-page-break/><text:s text:c="8"/>0. Exit</text:p>
      <text:p text:style-name="P12"><text:s text:c="8"/>Your Choice -&gt; 1</text:p>
      <text:p text:style-name="P12"/>
      <text:p text:style-name="P12">Enter the Process ID: 2</text:p>
      <text:p text:style-name="P12"/>
      <text:p text:style-name="P12">Enter the Process Size: 29</text:p>
      <text:p text:style-name="P12"/>
      <text:p text:style-name="P12"><text:s text:c="16"/>Allocation Strategy: </text:p>
      <text:p text:style-name="P12"><text:s text:c="8"/>1. First Fit</text:p>
      <text:p text:style-name="P12"><text:s text:c="8"/>2. Best Fit</text:p>
      <text:p text:style-name="P12"><text:s text:c="8"/>3. Worst Fit</text:p>
      <text:p text:style-name="P12"><text:s text:c="8"/>0. Exit</text:p>
      <text:p text:style-name="P12"><text:s text:c="8"/>Your Choice -&gt; 2</text:p>
      <text:p text:style-name="P12"/>
      <text:p text:style-name="P12">Process allocated.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1</text:p>
      <text:p text:style-name="P12"/>
      <text:p text:style-name="P12">Enter the Process ID: 3 </text:p>
      <text:p text:style-name="P12"/>
      <text:p text:style-name="P12">Enter the Process Size: 20</text:p>
      <text:p text:style-name="P12"/>
      <text:p text:style-name="P12"><text:s text:c="16"/>Allocation Strategy: </text:p>
      <text:p text:style-name="P12"><text:s text:c="8"/>1. First Fit</text:p>
      <text:p text:style-name="P12"><text:s text:c="8"/>2. Best Fit</text:p>
      <text:p text:style-name="P12"><text:s text:c="8"/>3. Worst Fit</text:p>
      <text:p text:style-name="P12"><text:s text:c="8"/>0. Exit</text:p>
      <text:p text:style-name="P12"><text:s text:c="8"/>Your Choice -&gt; 3</text:p>
      <text:p text:style-name="P12"/>
      <text:p text:style-name="P12">Process allocated.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1</text:p>
      <text:p text:style-name="P12"/>
      <text:p text:style-name="P12">Enter the Process ID: 4</text:p>
      <text:p text:style-name="P12"/>
      <text:p text:style-name="P12">Enter the Process Size: 40</text:p>
      <text:p text:style-name="P12"/>
      <text:p text:style-name="P12"><text:s text:c="16"/>Allocation Strategy: </text:p>
      <text:p text:style-name="P12"><text:s text:c="8"/>1. First Fit</text:p>
      <text:p text:style-name="P12"><text:s text:c="8"/>2. Best Fit</text:p>
      <text:p text:style-name="P12"><text:soft-page-break/><text:s text:c="8"/>3. Worst Fit</text:p>
      <text:p text:style-name="P12"><text:s text:c="8"/>0. Exit</text:p>
      <text:p text:style-name="P12"><text:s text:c="8"/>Your Choice -&gt; 2</text:p>
      <text:p text:style-name="P12"/>
      <text:p text:style-name="P12">Process allocated.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3</text:p>
      <text:p text:style-name="P12"/>
      <text:p text:style-name="P12"><text:s text:c="16"/>Memory Partition Table</text:p>
      <text:p text:style-name="P12"/>
      <text:p text:style-name="P12">Status: P3 <text:s text:c="5"/>Size: 20</text:p>
      <text:p text:style-name="P12">Status: Free <text:s text:c="3"/>Size: 60</text:p>
      <text:p text:style-name="P12">Status: Free <text:s text:c="3"/>Size: 19</text:p>
      <text:p text:style-name="P12">Status: P1 <text:s text:c="5"/>Size: 90</text:p>
      <text:p text:style-name="P12">Status: Free <text:s text:c="3"/>Size: 9</text:p>
      <text:p text:style-name="P12">Status: P4 <text:s text:c="5"/>Size: 40</text:p>
      <text:p text:style-name="P12">Status: Free <text:s text:c="3"/>Size: 9</text:p>
      <text:p text:style-name="P12">Status: P2 <text:s text:c="5"/>Size: 29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4</text:p>
      <text:p text:style-name="P12"/>
      <text:p text:style-name="P12"><text:s text:c="16"/>Memory Partition Table</text:p>
      <text:p text:style-name="P12"/>
      <text:p text:style-name="P12">Status: P3 <text:s text:c="5"/>Size: 20</text:p>
      <text:p text:style-name="P12">Status: Free <text:s text:c="3"/>Size: 79</text:p>
      <text:p text:style-name="P12">Status: P1 <text:s text:c="5"/>Size: 90</text:p>
      <text:p text:style-name="P12">Status: Free <text:s text:c="3"/>Size: 9</text:p>
      <text:p text:style-name="P12">Status: P4 <text:s text:c="5"/>Size: 40</text:p>
      <text:p text:style-name="P12">Status: Free <text:s text:c="3"/>Size: 9</text:p>
      <text:p text:style-name="P12">Status: P2 <text:s text:c="5"/>Size: 29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2</text:p>
      <text:p text:style-name="P12"/>
      <text:p text:style-name="P12">Enter PID to deallocate: 3</text:p>
      <text:p text:style-name="P12"><text:soft-page-break/></text:p>
      <text:p text:style-name="P12">Process P3 deallocated.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3</text:p>
      <text:p text:style-name="P12"/>
      <text:p text:style-name="P12"><text:s text:c="16"/>Memory Partition Table</text:p>
      <text:p text:style-name="P12"/>
      <text:p text:style-name="P12">Status: Free <text:s text:c="3"/>Size: 20</text:p>
      <text:p text:style-name="P12">Status: Free <text:s text:c="3"/>Size: 79</text:p>
      <text:p text:style-name="P12">Status: P1 <text:s text:c="5"/>Size: 90</text:p>
      <text:p text:style-name="P12">Status: Free <text:s text:c="3"/>Size: 9</text:p>
      <text:p text:style-name="P12">Status: P4 <text:s text:c="5"/>Size: 40</text:p>
      <text:p text:style-name="P12">Status: Free <text:s text:c="3"/>Size: 9</text:p>
      <text:p text:style-name="P12">Status: P2 <text:s text:c="5"/>Size: 29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4</text:p>
      <text:p text:style-name="P12"/>
      <text:p text:style-name="P12"><text:s text:c="16"/>Memory Partition Table</text:p>
      <text:p text:style-name="P12"/>
      <text:p text:style-name="P12">Status: Free <text:s text:c="3"/>Size: 99</text:p>
      <text:p text:style-name="P12">Status: P1 <text:s text:c="5"/>Size: 90</text:p>
      <text:p text:style-name="P12">Status: Free <text:s text:c="3"/>Size: 9</text:p>
      <text:p text:style-name="P12">Status: P4 <text:s text:c="5"/>Size: 40</text:p>
      <text:p text:style-name="P12">Status: Free <text:s text:c="3"/>Size: 9</text:p>
      <text:p text:style-name="P12">Status: P2 <text:s text:c="5"/>Size: 29</text:p>
      <text:p text:style-name="P12"/>
      <text:p text:style-name="P12"><text:s text:c="16"/>Main Menu: </text:p>
      <text:p text:style-name="P12"><text:s text:c="8"/>1. Allocate a Process</text:p>
      <text:p text:style-name="P12"><text:s text:c="8"/>2. Deallocate a Process</text:p>
      <text:p text:style-name="P12"><text:s text:c="8"/>3. Display current memory status</text:p>
      <text:p text:style-name="P12"><text:s text:c="8"/>4. Coalesce free memory</text:p>
      <text:p text:style-name="P12"><text:s text:c="8"/>0. Exit</text:p>
      <text:p text:style-name="P12"><text:s text:c="8"/>Your Choice -&gt; 0</text:p>
      <text:p text:style-name="P12"/>
      <text:p text:style-name="P12"><text:s text:c="8"/>Thank You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0T12:10:22.268415851</dc:date>
    <meta:editing-duration>PT12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1" meta:paragraph-count="430" meta:word-count="1418" meta:character-count="12371" meta:non-whitespace-character-count="7663"/>
  </office:meta>
</office:document-meta>
</file>